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565f89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7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bb9af7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565f89"/>
    </style:style>
    <style:style style:name="P5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6" style:family="paragraph">
      <loext:graphic-properties draw:fill="none"/>
      <style:text-properties fo:font-size="13.5pt" style:font-size-asian="13.5pt" style:font-size-complex="13.5pt"/>
    </style:style>
    <style:style style:name="P7" style:family="paragraph">
      <loext:graphic-properties draw:fill="solid" draw:fill-color="#bb9af7"/>
    </style:style>
    <style:style style:name="T1" style:family="text">
      <style:text-properties fo:color="#9ece6a" loext:opacity="100%" style:font-name="LiberationSans" fo:font-size="17.1000003814697pt" fo:font-weight="bold" style:font-name-asian="LiberationSans" style:font-size-asian="17.1000003814697pt" style:font-weight-asian="bold" style:font-name-complex="LiberationSans" style:font-size-complex="17.1000003814697pt" style:font-weight-complex="bold"/>
    </style:style>
    <style:style style:name="T2" style:family="text">
      <style:text-properties fo:color="#ffffff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3" style:family="text">
      <style:text-properties fo:color="#7dcfff" loext:opacity="100%" style:font-name="LiberationSans" fo:font-size="12pt" fo:font-weight="bold" style:font-name-asian="LiberationSans" style:font-size-asian="12pt" style:font-weight-asian="bold" style:font-name-complex="LiberationSans" style:font-size-complex="12pt" style:font-weight-complex="bold"/>
    </style:style>
    <style:style style:name="T4" style:family="text">
      <style:text-properties fo:color="#ff757f" loext:opacity="100%" style:font-name="LiberationSans" fo:font-size="21.6000003814697pt" fo:font-weight="bold" style:font-name-asian="LiberationSans" style:font-size-asian="21.6000003814697pt" style:font-weight-asian="bold" style:font-name-complex="LiberationSans" style:font-size-complex="21.6000003814697pt" style:font-weight-complex="bold"/>
    </style:style>
    <style:style style:name="T5" style:family="text">
      <style:text-properties fo:color="#565f89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6" style:family="text">
      <style:text-properties fo:color="#7dcfff" loext:opacity="100%" style:font-name="LiberationSans" fo:font-size="12pt" fo:font-style="italic" fo:font-weight="bold" style:font-name-asian="LiberationSans" style:font-size-asian="12pt" style:font-style-asian="italic" style:font-weight-asian="bold" style:font-name-complex="LiberationSans" style:font-size-complex="12pt" style:font-style-complex="italic" style:font-weight-complex="bold"/>
    </style:style>
    <style:style style:name="T7" style:family="text">
      <style:text-properties fo:color="#7aa2f7" loext:opacity="100%" style:font-name="LiberationSans" fo:font-size="13.5pt" fo:font-weight="bold" style:font-name-asian="LiberationSans" style:font-size-asian="13.5pt" style:font-weight-asian="bold" style:font-name-complex="LiberationSans" style:font-size-complex="13.5pt" style:font-weight-complex="bold"/>
    </style:style>
    <style:style style:name="T8" style:family="text">
      <style:text-properties fo:color="#bb9af7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81cm" svg:height="0.674cm" svg:x="1.826cm" svg:y="3.635cm">
          <draw:text-box>
            <text:p text:style-name="P1"><text:span text:style-name="T1">Propósito y alcance</text:span></text:p>
          </draw:text-box>
        </draw:frame>
        <draw:frame draw:style-name="gr2" draw:text-style-name="P3" draw:layer="layout" svg:width="16.741cm" svg:height="0.475cm" svg:x="1.826cm" svg:y="4.829cm">
          <draw:text-box>
            <text:p text:style-name="P1"><text:span text:style-name="T2">Este manual está diseñado para orientarte en la utilización de </text:span><text:span text:style-name="T3">Fruit Punχ</text:span><text:span text:style-name="T2">, una aplicación</text:span></text:p>
          </draw:text-box>
        </draw:frame>
        <draw:frame draw:style-name="gr2" draw:text-style-name="P3" draw:layer="layout" svg:width="16.404cm" svg:height="0.475cm" svg:x="1.826cm" svg:y="5.464cm">
          <draw:text-box>
            <text:p text:style-name="P1"><text:span text:style-name="T2">innovadora que facilita el proceso de comparar varios productos de tiendas diferentes y</text:span></text:p>
          </draw:text-box>
        </draw:frame>
        <draw:frame draw:style-name="gr2" draw:text-style-name="P3" draw:layer="layout" svg:width="15.721cm" svg:height="0.475cm" svg:x="1.826cm" svg:y="6.099cm">
          <draw:text-box>
            <text:p text:style-name="P1"><text:span text:style-name="T2">recomendar la mejor oferta. El manual cubre desde la configuración inicial hasta las</text:span></text:p>
          </draw:text-box>
        </draw:frame>
        <draw:frame draw:style-name="gr2" draw:text-style-name="P3" draw:layer="layout" svg:width="16.947cm" svg:height="0.475cm" svg:x="1.826cm" svg:y="6.734cm">
          <draw:text-box>
            <text:p text:style-name="P1"><text:span text:style-name="T2">funcionalidades avanzadas, asegurándote de que puedas aprovechar al máximo todas las</text:span></text:p>
          </draw:text-box>
        </draw:frame>
        <draw:frame draw:style-name="gr2" draw:text-style-name="P3" draw:layer="layout" svg:width="7.54cm" svg:height="0.475cm" svg:x="1.826cm" svg:y="7.369cm">
          <draw:text-box>
            <text:p text:style-name="P1"><text:span text:style-name="T2">ventajas proporcionadas de </text:span><text:span text:style-name="T3">Fruit Punχ</text:span><text:span text:style-name="T2">.</text:span></text:p>
          </draw:text-box>
        </draw:frame>
        <draw:frame draw:style-name="gr1" draw:text-style-name="P2" draw:layer="layout" svg:width="9.957cm" svg:height="0.674cm" svg:x="1.826cm" svg:y="8.424cm">
          <draw:text-box>
            <text:p text:style-name="P1"><text:span text:style-name="T1">Conocimientos previos necesarios</text:span></text:p>
          </draw:text-box>
        </draw:frame>
        <draw:frame draw:style-name="gr2" draw:text-style-name="P3" draw:layer="layout" svg:width="17.446cm" svg:height="0.475cm" svg:x="1.826cm" svg:y="9.645cm">
          <draw:text-box>
            <text:p text:style-name="P1"><text:span text:style-name="T2">Para utilizar </text:span><text:span text:style-name="T3">Fruit Punχ</text:span><text:span text:style-name="T2"> de manera efectiva, es recomendable tener una comprensión básica</text:span></text:p>
          </draw:text-box>
        </draw:frame>
        <draw:frame draw:style-name="gr2" draw:text-style-name="P3" draw:layer="layout" svg:width="17.91cm" svg:height="0.475cm" svg:x="1.826cm" svg:y="10.28cm">
          <draw:text-box>
            <text:p text:style-name="P1"><text:span text:style-name="T2">de navegador webs y aplicaciones móviles. No obstante, la app está diseñada para ser intuitiva</text:span></text:p>
          </draw:text-box>
        </draw:frame>
        <draw:frame draw:style-name="gr2" draw:text-style-name="P3" draw:layer="layout" svg:width="16.452cm" svg:height="0.475cm" svg:x="1.826cm" svg:y="10.915cm">
          <draw:text-box>
            <text:p text:style-name="P1"><text:span text:style-name="T2">y fácil de usar, por lo que incluso los usuarios con poca experiencia tecnológica pueden</text:span></text:p>
          </draw:text-box>
        </draw:frame>
        <draw:frame draw:style-name="gr2" draw:text-style-name="P3" draw:layer="layout" svg:width="4.402cm" svg:height="0.475cm" svg:x="1.826cm" svg:y="11.55cm">
          <draw:text-box>
            <text:p text:style-name="P1"><text:span text:style-name="T2">navegar sin problemas.</text:span></text:p>
          </draw:text-box>
        </draw:frame>
        <draw:frame draw:style-name="gr1" draw:text-style-name="P2" draw:layer="layout" svg:width="5.681cm" svg:height="0.674cm" svg:x="1.826cm" svg:y="12.604cm">
          <draw:text-box>
            <text:p text:style-name="P1"><text:span text:style-name="T1">Requisitos técnicos</text:span></text:p>
          </draw:text-box>
        </draw:frame>
        <draw:frame draw:style-name="gr2" draw:text-style-name="P3" draw:layer="layout" svg:width="16.127cm" svg:height="0.475cm" svg:x="1.826cm" svg:y="13.799cm">
          <draw:text-box>
            <text:p text:style-name="P1"><text:span text:style-name="T2">Para el funcionamiento óptimo de </text:span><text:span text:style-name="T3">Fruit Punχ</text:span><text:span text:style-name="T2">, es necesario cumplir con los siguientes</text:span></text:p>
          </draw:text-box>
        </draw:frame>
        <draw:frame draw:style-name="gr2" draw:text-style-name="P3" draw:layer="layout" svg:width="1.931cm" svg:height="0.475cm" svg:x="1.826cm" svg:y="14.434cm">
          <draw:text-box>
            <text:p text:style-name="P1"><text:span text:style-name="T2">requisitos:</text:span></text:p>
          </draw:text-box>
        </draw:frame>
        <draw:frame draw:style-name="gr1" draw:text-style-name="P2" draw:layer="layout" svg:width="6.383cm" svg:height="0.674cm" svg:x="1.826cm" svg:y="18.028cm">
          <draw:text-box>
            <text:p text:style-name="P1"><text:span text:style-name="T1">Políticas de seguridad</text:span></text:p>
          </draw:text-box>
        </draw:frame>
        <draw:frame draw:style-name="gr2" draw:text-style-name="P3" draw:layer="layout" svg:width="15.139cm" svg:height="0.475cm" svg:x="1.826cm" svg:y="19.223cm">
          <draw:text-box>
            <text:p text:style-name="P1"><text:span text:style-name="T2">Para garantizar tu seguridad en </text:span><text:span text:style-name="T3">Fruit Punχ</text:span><text:span text:style-name="T2">, es importante seguir estas políticas:</text:span></text:p>
          </draw:text-box>
        </draw:frame>
        <draw:frame draw:style-name="gr1" draw:text-style-name="P2" draw:layer="layout" svg:width="4.512cm" svg:height="0.674cm" svg:x="1.826cm" svg:y="25.41cm">
          <draw:text-box>
            <text:p text:style-name="P1"><text:span text:style-name="T1">Inicio de sesión</text:span></text:p>
          </draw:text-box>
        </draw:frame>
        <draw:path draw:style-name="gr3" draw:text-style-name="P4" draw:layer="layout" svg:width="0.105cm" svg:height="0.105cm" svg:x="2.143cm" svg:y="15.769cm" svg:viewBox="0 0 106 106" svg:d="M106 54c0 7-1 13-4 20-2 6-6 12-11 17s-11 9-17 11c-7 3-13 4-20 4s-14-1-21-4c-6-2-12-6-17-11s-10-11-12-17c-3-7-4-13-4-20s1-14 4-22c2-6 7-12 12-17s11-9 17-11c7-3 14-4 21-4s13 1 20 4c6 2 12 6 17 11s9 11 11 17c3 8 4 15 4 22z">
          <text:p/>
        </draw:path>
        <draw:frame draw:style-name="gr4" draw:text-style-name="P5" draw:layer="layout" svg:width="5.676cm" svg:height="0.852cm" svg:x="1.826cm" svg:y="2.247cm">
          <draw:text-box>
            <text:p text:style-name="P1"><text:span text:style-name="T4">Manual Usuario</text:span></text:p>
          </draw:text-box>
        </draw:frame>
        <draw:path draw:style-name="gr3" draw:text-style-name="P4" draw:layer="layout" svg:width="0.105cm" svg:height="0.105cm" svg:x="2.143cm" svg:y="16.457cm" svg:viewBox="0 0 106 106" svg:d="M106 52c0 8-1 14-4 21-2 6-6 13-11 18s-11 9-17 11c-7 3-13 4-20 4s-14-1-21-4c-6-2-12-6-17-11s-10-12-12-18c-3-7-4-13-4-21 0-7 1-13 4-20 2-6 7-12 12-17s11-9 17-11c7-3 14-4 21-4s13 1 20 4c6 2 12 6 17 11s9 11 11 17c3 7 4 13 4 20z">
          <text:p/>
        </draw:path>
        <draw:frame draw:style-name="gr2" draw:text-style-name="P3" draw:layer="layout" svg:width="15.745cm" svg:height="0.475cm" svg:x="2.532cm" svg:y="15.545cm">
          <draw:text-box>
            <text:p text:style-name="P1"><text:span text:style-name="T3">Sistema Operativo:</text:span><text:span text:style-name="T2"> Cualquiera que da acceso a paginas web o Android y Iphones.</text:span></text:p>
          </draw:text-box>
        </draw:frame>
        <draw:path draw:style-name="gr3" draw:text-style-name="P4" draw:layer="layout" svg:width="0.105cm" svg:height="0.106cm" svg:x="2.143cm" svg:y="17.144cm" svg:viewBox="0 0 106 107" svg:d="M106 54c0 7-1 14-4 21-2 6-6 12-11 17s-11 9-17 11c-7 3-13 4-20 4s-14-1-21-4c-6-2-12-6-17-11s-10-11-12-17c-3-7-4-14-4-21s1-13 4-20c2-6 7-13 12-18s11-9 17-11c7-3 14-5 21-5s13 2 20 5c6 2 12 6 17 11s9 12 11 18c3 7 4 13 4 20z">
          <text:p/>
        </draw:path>
        <draw:frame draw:style-name="gr2" draw:text-style-name="P3" draw:layer="layout" svg:width="10.683cm" svg:height="0.475cm" svg:x="2.532cm" svg:y="16.233cm">
          <draw:text-box>
            <text:p text:style-name="P1"><text:span text:style-name="T3">Navegador web:</text:span><text:span text:style-name="T2"> Brave, Google Chrome, Mozilla Firefox</text:span></text:p>
          </draw:text-box>
        </draw:frame>
        <draw:frame draw:style-name="gr2" draw:text-style-name="P3" draw:layer="layout" svg:width="9.555cm" svg:height="0.475cm" svg:x="2.532cm" svg:y="16.921cm">
          <draw:text-box>
            <text:p text:style-name="P1"><text:span text:style-name="T3">Conexión a Internet:</text:span><text:span text:style-name="T2"> Alta velocidad recomendada</text:span></text:p>
          </draw:text-box>
        </draw:frame>
        <draw:frame draw:style-name="gr2" draw:text-style-name="P3" draw:layer="layout" svg:width="16.309cm" svg:height="0.475cm" svg:x="2.061cm" svg:y="20.307cm">
          <draw:text-box>
            <text:p text:style-name="P1"><text:span text:style-name="T5">1. </text:span><text:span text:style-name="T3">Nunca</text:span><text:span text:style-name="T2"> compartas información sensible, como contraseñas y números de tarjetas de</text:span></text:p>
          </draw:text-box>
        </draw:frame>
        <draw:frame draw:style-name="gr2" draw:text-style-name="P3" draw:layer="layout" svg:width="1.39cm" svg:height="0.475cm" svg:x="2.532cm" svg:y="20.942cm">
          <draw:text-box>
            <text:p text:style-name="P1"><text:span text:style-name="T2">crédito.</text:span></text:p>
          </draw:text-box>
        </draw:frame>
        <draw:frame draw:style-name="gr2" draw:text-style-name="P3" draw:layer="layout" svg:width="16.662cm" svg:height="0.475cm" svg:x="2.061cm" svg:y="21.657cm">
          <draw:text-box>
            <text:p text:style-name="P1"><text:span text:style-name="T5">2. </text:span><text:span text:style-name="T2">Realiza los </text:span><text:span text:style-name="T3">cierres de sesión</text:span><text:span text:style-name="T2"> cuando termines una sesión o compartas un dispositivo</text:span></text:p>
          </draw:text-box>
        </draw:frame>
        <draw:frame draw:style-name="gr2" draw:text-style-name="P3" draw:layer="layout" svg:width="1.461cm" svg:height="0.475cm" svg:x="2.532cm" svg:y="22.292cm">
          <draw:text-box>
            <text:p text:style-name="P1"><text:span text:style-name="T2">público.</text:span></text:p>
          </draw:text-box>
        </draw:frame>
        <draw:frame draw:style-name="gr2" draw:text-style-name="P3" draw:layer="layout" svg:width="16.331cm" svg:height="0.475cm" svg:x="2.061cm" svg:y="22.98cm">
          <draw:text-box>
            <text:p text:style-name="P1"><text:span text:style-name="T5">3. </text:span><text:span text:style-name="T2">Utiliza </text:span><text:span text:style-name="T3">contraseñas fuertes</text:span><text:span text:style-name="T2"> que incluyan letras mayúsculas, minúsculas, números y</text:span></text:p>
          </draw:text-box>
        </draw:frame>
        <draw:frame draw:style-name="gr2" draw:text-style-name="P3" draw:layer="layout" svg:width="1.814cm" svg:height="0.475cm" svg:x="2.532cm" svg:y="23.615cm">
          <draw:text-box>
            <text:p text:style-name="P1"><text:span text:style-name="T2">símbolos.</text:span></text:p>
          </draw:text-box>
        </draw:frame>
        <draw:frame draw:style-name="gr2" draw:text-style-name="P3" draw:layer="layout" svg:width="12.116cm" svg:height="0.475cm" svg:x="2.061cm" svg:y="24.303cm">
          <draw:text-box>
            <text:p text:style-name="P1"><text:span text:style-name="T5">4. </text:span><text:span text:style-name="T6">No compartiremos tu información a ningún tercer partido.</text:span></text:p>
          </draw:text-box>
        </draw:frame>
      </draw:page>
      <draw:page draw:name="page2" draw:style-name="dp1" draw:master-page-name="master-page32">
        <draw:frame draw:style-name="gr2" draw:text-style-name="P3" draw:layer="layout" svg:width="10.01cm" svg:height="0.475cm" svg:x="1.826cm" svg:y="1.019cm">
          <draw:text-box>
            <text:p text:style-name="P1"><text:span text:style-name="T2">Para iniciar sesión en </text:span><text:span text:style-name="T3">Fruit Punχ</text:span><text:span text:style-name="T2">, sigue estos pasos:</text:span></text:p>
          </draw:text-box>
        </draw:frame>
        <draw:frame draw:style-name="gr2" draw:text-style-name="P3" draw:layer="layout" svg:width="16.498cm" svg:height="0.475cm" svg:x="1.826cm" svg:y="5.305cm">
          <draw:text-box>
            <text:p text:style-name="P1"><text:span text:style-name="T2">Si olvidas tu contraseña, puedes recuperarla siguiendo las instrucciones indicadas en el</text:span></text:p>
          </draw:text-box>
        </draw:frame>
        <draw:frame draw:style-name="gr2" draw:text-style-name="P3" draw:layer="layout" svg:width="5.602cm" svg:height="0.475cm" svg:x="1.826cm" svg:y="5.94cm">
          <draw:text-box>
            <text:p text:style-name="P1"><text:span text:style-name="T2">formulario de inicio de sesión.</text:span></text:p>
          </draw:text-box>
        </draw:frame>
        <draw:frame draw:style-name="gr1" draw:text-style-name="P2" draw:layer="layout" svg:width="5.882cm" svg:height="0.674cm" svg:x="1.826cm" svg:y="6.995cm">
          <draw:text-box>
            <text:p text:style-name="P1"><text:span text:style-name="T1">Mapa de navegación</text:span></text:p>
          </draw:text-box>
        </draw:frame>
        <draw:frame draw:style-name="gr2" draw:text-style-name="P3" draw:layer="layout" svg:width="12.316cm" svg:height="0.475cm" svg:x="1.826cm" svg:y="8.189cm">
          <draw:text-box>
            <text:p text:style-name="P1"><text:span text:style-name="T2">Para navegar por la interfaz de </text:span><text:span text:style-name="T3">Fruit Punχ</text:span><text:span text:style-name="T2">, sigue esta estructura:</text:span></text:p>
          </draw:text-box>
        </draw:frame>
        <draw:frame draw:style-name="gr1" draw:text-style-name="P2" draw:layer="layout" svg:width="9.055cm" svg:height="0.674cm" svg:x="1.826cm" svg:y="14.562cm">
          <draw:text-box>
            <text:p text:style-name="P1"><text:span text:style-name="T1">Descripción de funcionalidades</text:span></text:p>
          </draw:text-box>
        </draw:frame>
        <draw:frame draw:style-name="gr2" draw:text-style-name="P3" draw:layer="layout" svg:width="16.567cm" svg:height="0.475cm" svg:x="1.826cm" svg:y="15.756cm">
          <draw:text-box>
            <text:p text:style-name="P1"><text:span text:style-name="T2">Si entras como un usuario </text:span><text:span text:style-name="T3">cliente</text:span><text:span text:style-name="T2"> sigue abajo las instrucciones de </text:span><text:span text:style-name="T3">Funcionalidades de</text:span></text:p>
          </draw:text-box>
        </draw:frame>
        <draw:frame draw:style-name="gr2" draw:text-style-name="P3" draw:layer="layout" svg:width="15.767cm" svg:height="0.475cm" svg:x="1.826cm" svg:y="16.391cm">
          <draw:text-box>
            <text:p text:style-name="P1"><text:span text:style-name="T3">Usuario</text:span><text:span text:style-name="T2">, y si entras como un usuario </text:span><text:span text:style-name="T3">tienda</text:span><text:span text:style-name="T2"> sigues las instrucciones en el apartado</text:span></text:p>
          </draw:text-box>
        </draw:frame>
        <draw:frame draw:style-name="gr2" draw:text-style-name="P3" draw:layer="layout" svg:width="5.554cm" svg:height="0.475cm" svg:x="1.826cm" svg:y="17.026cm">
          <draw:text-box>
            <text:p text:style-name="P1"><text:span text:style-name="T3">Funcionalidades de Tienda</text:span><text:span text:style-name="T2">:</text:span></text:p>
          </draw:text-box>
        </draw:frame>
        <draw:frame draw:style-name="gr5" draw:text-style-name="P6" draw:layer="layout" svg:width="6.325cm" svg:height="0.531cm" svg:x="1.826cm" svg:y="18.116cm">
          <draw:text-box>
            <text:p text:style-name="P1"><text:span text:style-name="T7">Funcionalidades de Usuario</text:span></text:p>
          </draw:text-box>
        </draw:frame>
        <draw:frame draw:style-name="gr2" draw:text-style-name="P3" draw:layer="layout" svg:width="17.912cm" svg:height="0.475cm" svg:x="1.826cm" svg:y="19.223cm">
          <draw:text-box>
            <text:p text:style-name="P1"><text:span text:style-name="T2">Después de hacer el login en tu cuenta tendrás las siguientes opciones disponibles en pantalla:</text:span></text:p>
          </draw:text-box>
        </draw:frame>
        <draw:frame draw:style-name="gr2" draw:text-style-name="P3" draw:layer="layout" svg:width="10.014cm" svg:height="0.475cm" svg:x="2.061cm" svg:y="2.104cm">
          <draw:text-box>
            <text:p text:style-name="P1"><text:span text:style-name="T5">1. </text:span><text:span text:style-name="T2">Abre el navegador web y ve a https://fruitpunχ.com</text:span></text:p>
          </draw:text-box>
        </draw:frame>
        <draw:frame draw:style-name="gr2" draw:text-style-name="P3" draw:layer="layout" svg:width="5.785cm" svg:height="0.475cm" svg:x="2.061cm" svg:y="2.818cm">
          <draw:text-box>
            <text:p text:style-name="P1"><text:span text:style-name="T5">2. </text:span><text:span text:style-name="T2">Haz clic en "</text:span><text:span text:style-name="T3">Iniciar sesión</text:span><text:span text:style-name="T2">".</text:span></text:p>
          </draw:text-box>
        </draw:frame>
        <draw:frame draw:style-name="gr2" draw:text-style-name="P3" draw:layer="layout" svg:width="10.756cm" svg:height="0.475cm" svg:x="2.061cm" svg:y="3.506cm">
          <draw:text-box>
            <text:p text:style-name="P1"><text:span text:style-name="T5">3. </text:span><text:span text:style-name="T2">Ingresa tu </text:span><text:span text:style-name="T3">correo electrónico</text:span><text:span text:style-name="T2"> asociado con tu cuenta.</text:span></text:p>
          </draw:text-box>
        </draw:frame>
        <draw:frame draw:style-name="gr2" draw:text-style-name="P3" draw:layer="layout" svg:width="5.721cm" svg:height="0.475cm" svg:x="2.061cm" svg:y="4.194cm">
          <draw:text-box>
            <text:p text:style-name="P1"><text:span text:style-name="T5">4. </text:span><text:span text:style-name="T2">Proporciona tu </text:span><text:span text:style-name="T3">contraseña</text:span><text:span text:style-name="T2">.</text:span></text:p>
          </draw:text-box>
        </draw:frame>
        <draw:frame draw:style-name="gr2" draw:text-style-name="P3" draw:layer="layout" svg:width="14.191cm" svg:height="0.475cm" svg:x="2.061cm" svg:y="9.274cm">
          <draw:text-box>
            <text:p text:style-name="P1"><text:span text:style-name="T5">1. </text:span><text:span text:style-name="T3">Inicio</text:span><text:span text:style-name="T2">: Una pantalla principal con opciones rápidas a tu disposición como</text:span></text:p>
          </draw:text-box>
        </draw:frame>
        <draw:frame draw:style-name="gr2" draw:text-style-name="P3" draw:layer="layout" svg:width="3.603cm" svg:height="0.475cm" svg:x="3.013cm" svg:y="9.936cm">
          <draw:text-box>
            <text:p text:style-name="P1"><text:span text:style-name="T5">1. </text:span><text:span text:style-name="T2">Buscar Producto</text:span></text:p>
          </draw:text-box>
        </draw:frame>
        <draw:frame draw:style-name="gr2" draw:text-style-name="P3" draw:layer="layout" svg:width="3.203cm" svg:height="0.475cm" svg:x="3.013cm" svg:y="10.65cm">
          <draw:text-box>
            <text:p text:style-name="P1"><text:span text:style-name="T5">2. </text:span><text:span text:style-name="T2">Buscar Tienda</text:span></text:p>
          </draw:text-box>
        </draw:frame>
        <draw:frame draw:style-name="gr2" draw:text-style-name="P3" draw:layer="layout" svg:width="3.32cm" svg:height="0.475cm" svg:x="3.013cm" svg:y="11.338cm">
          <draw:text-box>
            <text:p text:style-name="P1"><text:span text:style-name="T5">3. </text:span><text:span text:style-name="T2">Crear Reseñas</text:span></text:p>
          </draw:text-box>
        </draw:frame>
        <draw:frame draw:style-name="gr2" draw:text-style-name="P3" draw:layer="layout" svg:width="4.379cm" svg:height="0.475cm" svg:x="3.013cm" svg:y="12.052cm">
          <draw:text-box>
            <text:p text:style-name="P1"><text:span text:style-name="T5">4. </text:span><text:span text:style-name="T2">Comparar Productos</text:span></text:p>
          </draw:text-box>
        </draw:frame>
        <draw:frame draw:style-name="gr2" draw:text-style-name="P3" draw:layer="layout" svg:width="10.475cm" svg:height="0.475cm" svg:x="2.061cm" svg:y="12.767cm">
          <draw:text-box>
            <text:p text:style-name="P1"><text:span text:style-name="T5">2. </text:span><text:span text:style-name="T3">Perfil</text:span><text:span text:style-name="T2">: Configuración personal y gestión de tus datos.</text:span></text:p>
          </draw:text-box>
        </draw:frame>
        <draw:frame draw:style-name="gr2" draw:text-style-name="P3" draw:layer="layout" svg:width="9.651cm" svg:height="0.475cm" svg:x="2.061cm" svg:y="13.481cm">
          <draw:text-box>
            <text:p text:style-name="P1"><text:span text:style-name="T5">3. </text:span><text:span text:style-name="T3">Explorar</text:span><text:span text:style-name="T2">: Descubre nuevos productos o tiendas.</text:span></text:p>
          </draw:text-box>
        </draw:frame>
        <draw:frame draw:style-name="gr2" draw:text-style-name="P3" draw:layer="layout" svg:width="16.613cm" svg:height="0.475cm" svg:x="2.061cm" svg:y="20.334cm">
          <draw:text-box>
            <text:p text:style-name="P1"><text:span text:style-name="T5">1. </text:span><text:span text:style-name="T3">Buscar Productos</text:span><text:span text:style-name="T2">: Entraras y veras el formulario para buscar productos por nombre,</text:span></text:p>
          </draw:text-box>
        </draw:frame>
        <draw:frame draw:style-name="gr2" draw:text-style-name="P3" draw:layer="layout" svg:width="12.121cm" svg:height="0.475cm" svg:x="2.532cm" svg:y="20.969cm">
          <draw:text-box>
            <text:p text:style-name="P1"><text:span text:style-name="T2">tienda o código postal y se mostrara los resultados coincidentes.</text:span></text:p>
          </draw:text-box>
        </draw:frame>
        <draw:frame draw:style-name="gr2" draw:text-style-name="P3" draw:layer="layout" svg:width="17.227cm" svg:height="0.475cm" svg:x="2.061cm" svg:y="21.657cm">
          <draw:text-box>
            <text:p text:style-name="P1"><text:span text:style-name="T5">2. </text:span><text:span text:style-name="T3">Ver Tiendas que sigues</text:span><text:span text:style-name="T2">: Entraras y veras una lista de las tiendas que sigues. Al lado de</text:span></text:p>
          </draw:text-box>
        </draw:frame>
        <draw:frame draw:style-name="gr2" draw:text-style-name="P3" draw:layer="layout" svg:width="16.828cm" svg:height="0.475cm" svg:x="2.532cm" svg:y="22.292cm">
          <draw:text-box>
            <text:p text:style-name="P1"><text:span text:style-name="T2">cada tienda veras la opción de crear o actualizar una reseña para esa tienda. Si no tienes</text:span></text:p>
          </draw:text-box>
        </draw:frame>
        <draw:frame draw:style-name="gr2" draw:text-style-name="P3" draw:layer="layout" svg:width="17.089cm" svg:height="0.475cm" svg:x="2.532cm" svg:y="22.927cm">
          <draw:text-box>
            <text:p text:style-name="P1"><text:span text:style-name="T2">ninguna tienda en seguimiento, aparecerá un botón indicando para empezar la búsqueda y</text:span></text:p>
          </draw:text-box>
        </draw:frame>
        <draw:frame draw:style-name="gr2" draw:text-style-name="P3" draw:layer="layout" svg:width="6.592cm" svg:height="0.475cm" svg:x="2.532cm" svg:y="23.562cm">
          <draw:text-box>
            <text:p text:style-name="P1"><text:span text:style-name="T2">te llevara a la pagina de búsqueda.</text:span></text:p>
          </draw:text-box>
        </draw:frame>
        <draw:frame draw:style-name="gr2" draw:text-style-name="P3" draw:layer="layout" svg:width="17.533cm" svg:height="0.475cm" svg:x="2.061cm" svg:y="24.25cm">
          <draw:text-box>
            <text:p text:style-name="P1"><text:span text:style-name="T5">3. </text:span><text:span text:style-name="T3">Ver tus reseñas</text:span><text:span text:style-name="T2">: Entraras y veras una lista de las reseñas que has creado sobre tiendas y</text:span></text:p>
          </draw:text-box>
        </draw:frame>
        <draw:frame draw:style-name="gr2" draw:text-style-name="P3" draw:layer="layout" svg:width="17.063cm" svg:height="0.475cm" svg:x="2.532cm" svg:y="24.885cm">
          <draw:text-box>
            <text:p text:style-name="P1"><text:span text:style-name="T2">podrás actualizarlas si necesitas sobre su servicio o calidad de productos que tienen. Si no</text:span></text:p>
          </draw:text-box>
        </draw:frame>
        <draw:frame draw:style-name="gr2" draw:text-style-name="P3" draw:layer="layout" svg:width="15.959cm" svg:height="0.475cm" svg:x="2.532cm" svg:y="25.52cm">
          <draw:text-box>
            <text:p text:style-name="P1"><text:span text:style-name="T2">tienes ninguna creada, aparecerá un botón indicando para empezar la búsqueda y te</text:span></text:p>
          </draw:text-box>
        </draw:frame>
        <draw:frame draw:style-name="gr2" draw:text-style-name="P3" draw:layer="layout" svg:width="8.569cm" svg:height="0.475cm" svg:x="2.532cm" svg:y="26.155cm">
          <draw:text-box>
            <text:p text:style-name="P1"><text:span text:style-name="T2">llevara a la pagina de búsqueda para tiendas.</text:span></text:p>
          </draw:text-box>
        </draw:frame>
      </draw:page>
      <draw:page draw:name="page3" draw:style-name="dp1" draw:master-page-name="master-page39">
        <draw:frame draw:style-name="gr5" draw:text-style-name="P6" draw:layer="layout" svg:width="6.088cm" svg:height="0.531cm" svg:x="1.826cm" svg:y="6.686cm">
          <draw:text-box>
            <text:p text:style-name="P1"><text:span text:style-name="T7">Funcionalidades de Tienda</text:span></text:p>
          </draw:text-box>
        </draw:frame>
        <draw:frame draw:style-name="gr2" draw:text-style-name="P3" draw:layer="layout" svg:width="17.912cm" svg:height="0.475cm" svg:x="1.826cm" svg:y="7.793cm">
          <draw:text-box>
            <text:p text:style-name="P1"><text:span text:style-name="T2">Después de hacer el login en tu cuenta tendrás las siguientes opciones disponibles en pantalla:</text:span></text:p>
          </draw:text-box>
        </draw:frame>
        <draw:frame draw:style-name="gr1" draw:text-style-name="P2" draw:layer="layout" svg:width="4.545cm" svg:height="0.674cm" svg:x="1.826cm" svg:y="20.939cm">
          <draw:text-box>
            <text:p text:style-name="P1"><text:span text:style-name="T1">Soporte técnico</text:span></text:p>
          </draw:text-box>
        </draw:frame>
        <draw:frame draw:style-name="gr2" draw:text-style-name="P3" draw:layer="layout" svg:width="16.876cm" svg:height="0.475cm" svg:x="1.826cm" svg:y="22.159cm">
          <draw:text-box>
            <text:p text:style-name="P1"><text:span text:style-name="T2">En caso de dudas o problemas, no dudes en contactar nuestro equipo de soporte técnico:</text:span></text:p>
          </draw:text-box>
        </draw:frame>
        <draw:frame draw:style-name="gr1" draw:text-style-name="P2" draw:layer="layout" svg:width="9.422cm" svg:height="0.674cm" svg:x="1.826cm" svg:y="25.675cm">
          <draw:text-box>
            <text:p text:style-name="P1"><text:span text:style-name="T1">Solución de problemas comunes</text:span></text:p>
          </draw:text-box>
        </draw:frame>
        <draw:frame draw:style-name="gr2" draw:text-style-name="P3" draw:layer="layout" svg:width="17.696cm" svg:height="0.475cm" svg:x="2.061cm" svg:y="1.046cm">
          <draw:text-box>
            <text:p text:style-name="P1"><text:span text:style-name="T5">4. </text:span><text:span text:style-name="T3">Ver tus productos guardados</text:span><text:span text:style-name="T2">: Entraras y veras los productos que has guardado y quieres</text:span></text:p>
          </draw:text-box>
        </draw:frame>
        <draw:frame draw:style-name="gr2" draw:text-style-name="P3" draw:layer="layout" svg:width="16.476cm" svg:height="0.475cm" svg:x="2.532cm" svg:y="1.681cm">
          <draw:text-box>
            <text:p text:style-name="P1"><text:span text:style-name="T2">seguir viendo frecuentemente. Al lado de cada producto habrá un botón para llevar a su</text:span></text:p>
          </draw:text-box>
        </draw:frame>
        <draw:frame draw:style-name="gr2" draw:text-style-name="P3" draw:layer="layout" svg:width="16.5cm" svg:height="0.475cm" svg:x="2.532cm" svg:y="2.316cm">
          <draw:text-box>
            <text:p text:style-name="P1"><text:span text:style-name="T2">tienda y otro botón donde puedes iniciar una comparación. Si no tienes ninguna creada,</text:span></text:p>
          </draw:text-box>
        </draw:frame>
        <draw:frame draw:style-name="gr2" draw:text-style-name="P3" draw:layer="layout" svg:width="15.7cm" svg:height="0.475cm" svg:x="2.532cm" svg:y="2.951cm">
          <draw:text-box>
            <text:p text:style-name="P1"><text:span text:style-name="T2">aparecerá un botón indicando para empezar la búsqueda y te llevara a la pagina de</text:span></text:p>
          </draw:text-box>
        </draw:frame>
        <draw:frame draw:style-name="gr2" draw:text-style-name="P3" draw:layer="layout" svg:width="4.921cm" svg:height="0.475cm" svg:x="2.532cm" svg:y="3.586cm">
          <draw:text-box>
            <text:p text:style-name="P1"><text:span text:style-name="T2">búsqueda para productos.</text:span></text:p>
          </draw:text-box>
        </draw:frame>
        <draw:frame draw:style-name="gr2" draw:text-style-name="P3" draw:layer="layout" svg:width="17.179cm" svg:height="0.475cm" svg:x="2.061cm" svg:y="4.3cm">
          <draw:text-box>
            <text:p text:style-name="P1"><text:span text:style-name="T5">5. </text:span><text:span text:style-name="T3">Ver Resultados</text:span><text:span text:style-name="T2">: Entraras y veras el historial de los resultados de comparaciones que ya</text:span></text:p>
          </draw:text-box>
        </draw:frame>
        <draw:frame draw:style-name="gr2" draw:text-style-name="P3" draw:layer="layout" svg:width="16.453cm" svg:height="0.475cm" svg:x="2.532cm" svg:y="4.935cm">
          <draw:text-box>
            <text:p text:style-name="P1"><text:span text:style-name="T2">has hecho. Si no tienes ninguna creada, aparecerá un botón indicando para empezar la</text:span></text:p>
          </draw:text-box>
        </draw:frame>
        <draw:frame draw:style-name="gr2" draw:text-style-name="P3" draw:layer="layout" svg:width="11.84cm" svg:height="0.475cm" svg:x="2.532cm" svg:y="5.57cm">
          <draw:text-box>
            <text:p text:style-name="P1"><text:span text:style-name="T2">búsqueda y te llevara a la pagina de búsqueda para productos.</text:span></text:p>
          </draw:text-box>
        </draw:frame>
        <draw:frame draw:style-name="gr2" draw:text-style-name="P3" draw:layer="layout" svg:width="16.52cm" svg:height="0.475cm" svg:x="2.061cm" svg:y="8.877cm">
          <draw:text-box>
            <text:p text:style-name="P1"><text:span text:style-name="T5">1. </text:span><text:span text:style-name="T3">Crear o añadir productos a tu inventario</text:span><text:span text:style-name="T2">: Si tienes ningún producto guardado en tu</text:span></text:p>
          </draw:text-box>
        </draw:frame>
        <draw:frame draw:style-name="gr2" draw:text-style-name="P3" draw:layer="layout" svg:width="16.378cm" svg:height="0.475cm" svg:x="2.532cm" svg:y="9.512cm">
          <draw:text-box>
            <text:p text:style-name="P1"><text:span text:style-name="T2">inventario, veras el formulario para empezar y rellenar tu primer producto. Sino veras la</text:span></text:p>
          </draw:text-box>
        </draw:frame>
        <draw:frame draw:style-name="gr2" draw:text-style-name="P3" draw:layer="layout" svg:width="15.841cm" svg:height="0.475cm" svg:x="2.532cm" svg:y="10.147cm">
          <draw:text-box>
            <text:p text:style-name="P1"><text:span text:style-name="T2">lista de tus productos con la opción de actualizarlos en un botón al lado de cada uno</text:span></text:p>
          </draw:text-box>
        </draw:frame>
        <draw:frame draw:style-name="gr2" draw:text-style-name="P3" draw:layer="layout" svg:width="17.203cm" svg:height="0.475cm" svg:x="2.532cm" svg:y="10.782cm">
          <draw:text-box>
            <text:p text:style-name="P1"><text:span text:style-name="T2">ademas de aplicarle una promoción (si tienes uno ya creado, sino te llevara al formulario de</text:span></text:p>
          </draw:text-box>
        </draw:frame>
        <draw:frame draw:style-name="gr2" draw:text-style-name="P3" draw:layer="layout" svg:width="16.217cm" svg:height="0.475cm" svg:x="2.532cm" svg:y="11.417cm">
          <draw:text-box>
            <text:p text:style-name="P1"><text:span text:style-name="T2">promoción en el siguiente paso). En un botón flotante, tendrás la opción de añadir otro</text:span></text:p>
          </draw:text-box>
        </draw:frame>
        <draw:frame draw:style-name="gr2" draw:text-style-name="P3" draw:layer="layout" svg:width="12.545cm" svg:height="0.475cm" svg:x="2.532cm" svg:y="12.052cm">
          <draw:text-box>
            <text:p text:style-name="P1"><text:span text:style-name="T2">producto que te llevara al formulario para crear un nuevo producto.</text:span></text:p>
          </draw:text-box>
        </draw:frame>
        <draw:frame draw:style-name="gr2" draw:text-style-name="P3" draw:layer="layout" svg:width="16.731cm" svg:height="0.475cm" svg:x="2.061cm" svg:y="12.74cm">
          <draw:text-box>
            <text:p text:style-name="P1"><text:span text:style-name="T5">2. </text:span><text:span text:style-name="T3">Crear o añadir promociones</text:span><text:span text:style-name="T2">: Entraras y veras las promociones que has creado en tu</text:span></text:p>
          </draw:text-box>
        </draw:frame>
        <draw:frame draw:style-name="gr2" draw:text-style-name="P3" draw:layer="layout" svg:width="16.241cm" svg:height="0.475cm" svg:x="2.532cm" svg:y="13.375cm">
          <draw:text-box>
            <text:p text:style-name="P1"><text:span text:style-name="T2">tienda con un botón al lado para aplicarlo a cualquier producto que tienes creado en tu</text:span></text:p>
          </draw:text-box>
        </draw:frame>
        <draw:frame draw:style-name="gr2" draw:text-style-name="P3" draw:layer="layout" svg:width="16.358cm" svg:height="0.475cm" svg:x="2.532cm" svg:y="14.01cm">
          <draw:text-box>
            <text:p text:style-name="P1"><text:span text:style-name="T2">tienda. En un botón flotante, tendrás la opción de crear otra promoción que te llevara al</text:span></text:p>
          </draw:text-box>
        </draw:frame>
        <draw:frame draw:style-name="gr2" draw:text-style-name="P3" draw:layer="layout" svg:width="8.238cm" svg:height="0.475cm" svg:x="2.532cm" svg:y="14.645cm">
          <draw:text-box>
            <text:p text:style-name="P1"><text:span text:style-name="T2">formulario para crear una nueva promoción.</text:span></text:p>
          </draw:text-box>
        </draw:frame>
        <draw:frame draw:style-name="gr2" draw:text-style-name="P3" draw:layer="layout" svg:width="17.626cm" svg:height="0.475cm" svg:x="2.061cm" svg:y="15.36cm">
          <draw:text-box>
            <text:p text:style-name="P1"><text:span text:style-name="T5">3. </text:span><text:span text:style-name="T3">Crear y mandar notificaciones</text:span><text:span text:style-name="T2">: Entraras y veras una lista de tus productos existentes con</text:span></text:p>
          </draw:text-box>
        </draw:frame>
        <draw:frame draw:style-name="gr2" draw:text-style-name="P3" draw:layer="layout" svg:width="16.757cm" svg:height="0.475cm" svg:x="2.532cm" svg:y="15.995cm">
          <draw:text-box>
            <text:p text:style-name="P1"><text:span text:style-name="T2">promociones aplicados a ellos. Podrás mandar notificaciones individualmente, o de todos</text:span></text:p>
          </draw:text-box>
        </draw:frame>
        <draw:frame draw:style-name="gr2" draw:text-style-name="P3" draw:layer="layout" svg:width="15.722cm" svg:height="0.475cm" svg:x="2.532cm" svg:y="16.63cm">
          <draw:text-box>
            <text:p text:style-name="P1"><text:span text:style-name="T2">tus productos, y lo recibirá los usuarios que siguen a to tu tienda, o podrás hacer de</text:span></text:p>
          </draw:text-box>
        </draw:frame>
        <draw:frame draw:style-name="gr2" draw:text-style-name="P3" draw:layer="layout" svg:width="15.506cm" svg:height="0.475cm" svg:x="2.532cm" svg:y="17.265cm">
          <draw:text-box>
            <text:p text:style-name="P1"><text:span text:style-name="T2">manera '</text:span><text:span text:style-name="T3">KLAXON</text:span><text:span text:style-name="T2">' que mandara una notificación abierta a todos los usuarios de la</text:span></text:p>
          </draw:text-box>
        </draw:frame>
        <draw:frame draw:style-name="gr2" draw:text-style-name="P3" draw:layer="layout" svg:width="2.002cm" svg:height="0.475cm" svg:x="2.532cm" svg:y="17.9cm">
          <draw:text-box>
            <text:p text:style-name="P1"><text:span text:style-name="T2">aplicación.</text:span></text:p>
          </draw:text-box>
        </draw:frame>
        <draw:frame draw:style-name="gr2" draw:text-style-name="P3" draw:layer="layout" svg:width="16.97cm" svg:height="0.475cm" svg:x="2.061cm" svg:y="18.588cm">
          <draw:text-box>
            <text:p text:style-name="P1"><text:span text:style-name="T5">4. </text:span><text:span text:style-name="T3">Ver las reseñas de tu tienda</text:span><text:span text:style-name="T2">: Este apartado te enseñara las reseñas que te han hecho</text:span></text:p>
          </draw:text-box>
        </draw:frame>
        <draw:frame draw:style-name="gr2" draw:text-style-name="P3" draw:layer="layout" svg:width="16.874cm" svg:height="0.475cm" svg:x="2.532cm" svg:y="19.223cm">
          <draw:text-box>
            <text:p text:style-name="P1"><text:span text:style-name="T2">usuarios a tu tienda y tendrás la opción de contestarlos. Todas reseñas y comunicaciones</text:span></text:p>
          </draw:text-box>
        </draw:frame>
        <draw:path draw:style-name="gr3" draw:text-style-name="P4" draw:layer="layout" svg:width="0.105cm" svg:height="0.106cm" svg:x="2.143cm" svg:y="23.468cm" svg:viewBox="0 0 106 107" svg:d="M106 53c0 7-1 14-4 20-2 7-6 12-11 17s-11 9-17 12c-7 4-13 5-20 5s-14-1-21-5c-6-3-12-7-17-12s-10-10-12-17c-3-6-4-13-4-20s1-14 4-20c2-7 7-13 12-17 5-5 11-9 17-12 7-3 14-4 21-4s13 1 20 4c6 3 12 7 17 12 5 4 9 10 11 17 3 6 4 13 4 20z">
          <text:p/>
        </draw:path>
        <draw:frame draw:style-name="gr2" draw:text-style-name="P3" draw:layer="layout" svg:width="7.885cm" svg:height="0.475cm" svg:x="2.532cm" svg:y="19.858cm">
          <draw:text-box>
            <text:p text:style-name="P1"><text:span text:style-name="T2">serán publicas a todos usuarios y tiendas.</text:span></text:p>
          </draw:text-box>
        </draw:frame>
        <draw:polygon draw:style-name="gr6" draw:text-style-name="P7" draw:layer="layout" svg:width="1.317cm" svg:height="0.027cm" svg:x="9.403cm" svg:y="23.653cm" svg:viewBox="0 0 1318 28" draw:points="0,0 1318,0 1318,28 0,28">
          <text:p/>
        </draw:polygon>
        <draw:path draw:style-name="gr3" draw:text-style-name="P4" draw:layer="layout" svg:width="0.105cm" svg:height="0.106cm" svg:x="2.143cm" svg:y="24.156cm" svg:viewBox="0 0 106 107" svg:d="M106 54c0 7-1 14-4 20-2 7-6 12-11 17s-11 9-17 12c-7 2-13 4-20 4s-14-2-21-4c-6-3-12-7-17-12s-10-10-12-17c-3-6-4-13-4-20 0-8 1-15 4-21 2-7 7-13 12-18s11-8 17-11c7-3 14-4 21-4s13 1 20 4c6 3 12 6 17 11s9 11 11 18c3 6 4 13 4 21z">
          <text:p/>
        </draw:path>
        <draw:frame draw:style-name="gr2" draw:text-style-name="P3" draw:layer="layout" svg:width="8.192cm" svg:height="0.475cm" svg:x="2.532cm" svg:y="23.244cm">
          <draw:text-box>
            <text:p text:style-name="P1"><text:span text:style-name="T2">Nuestro proyecto esta disponible en </text:span><text:span text:style-name="T8">GitHub</text:span></text:p>
          </draw:text-box>
        </draw:frame>
        <draw:polygon draw:style-name="gr6" draw:text-style-name="P7" draw:layer="layout" svg:width="1.2cm" svg:height="0.027cm" svg:x="2.531cm" svg:y="24.976cm" svg:viewBox="0 0 1201 28" draw:points="0,0 1201,0 1201,28 0,28">
          <text:p/>
        </draw:polygon>
        <draw:frame draw:style-name="gr2" draw:text-style-name="P3" draw:layer="layout" svg:width="16.406cm" svg:height="0.475cm" svg:x="2.532cm" svg:y="23.932cm">
          <draw:text-box>
            <text:p text:style-name="P1"><text:span text:style-name="T2">Cualquier bug o problema que encuentres con el app lo puedes documentar en nuestro</text:span></text:p>
          </draw:text-box>
        </draw:frame>
        <draw:frame draw:style-name="gr2" draw:text-style-name="P3" draw:layer="layout" svg:width="3.179cm" svg:height="0.475cm" svg:x="2.532cm" svg:y="24.567cm">
          <draw:text-box>
            <text:p text:style-name="P1"><text:span text:style-name="T8">issues</text:span><text:span text:style-name="T2"> <text:s/>de github</text:span></text:p>
          </draw:text-box>
        </draw:frame>
      </draw:page>
      <draw:page draw:name="page4" draw:style-name="dp1" draw:master-page-name="master-page39">
        <draw:frame draw:style-name="gr2" draw:text-style-name="P3" draw:layer="layout" svg:width="10.051cm" svg:height="0.475cm" svg:x="1.826cm" svg:y="1.019cm">
          <draw:text-box>
            <text:p text:style-name="P1"><text:span text:style-name="T2">Aquí hay algunas soluciones a problemas frecuentes:</text:span></text:p>
          </draw:text-box>
        </draw:frame>
        <draw:frame draw:style-name="gr1" draw:text-style-name="P2" draw:layer="layout" svg:width="2.607cm" svg:height="0.674cm" svg:x="1.826cm" svg:y="11.017cm">
          <draw:text-box>
            <text:p text:style-name="P1"><text:span text:style-name="T1">Contacto</text:span></text:p>
          </draw:text-box>
        </draw:frame>
        <draw:frame draw:style-name="gr2" draw:text-style-name="P3" draw:layer="layout" svg:width="12.287cm" svg:height="0.475cm" svg:x="1.826cm" svg:y="12.211cm">
          <draw:text-box>
            <text:p text:style-name="P1"><text:span text:style-name="T2">Para cualquier pregunta o sugerencia, no dudes en contactarnos:</text:span></text:p>
          </draw:text-box>
        </draw:frame>
        <draw:frame draw:style-name="gr2" draw:text-style-name="P3" draw:layer="layout" svg:width="17.604cm" svg:height="0.475cm" svg:x="1.826cm" svg:y="15.095cm">
          <draw:text-box>
            <text:p text:style-name="P1"><text:span text:style-name="T2">Esperamos que este manual te haya sido útil y disfrutes de todas las funcionalidades de </text:span><text:span text:style-name="T3">Fruit</text:span></text:p>
          </draw:text-box>
        </draw:frame>
        <draw:frame draw:style-name="gr2" draw:text-style-name="P3" draw:layer="layout" svg:width="1.045cm" svg:height="0.475cm" svg:x="1.826cm" svg:y="15.73cm">
          <draw:text-box>
            <text:p text:style-name="P1"><text:span text:style-name="T3">Punχ</text:span></text:p>
          </draw:text-box>
        </draw:frame>
        <draw:frame draw:style-name="gr2" draw:text-style-name="P3" draw:layer="layout" svg:width="2.103cm" svg:height="0.475cm" svg:x="1.826cm" svg:y="16.788cm">
          <draw:text-box>
            <text:p text:style-name="P1"><text:span text:style-name="T3">Fruit Punχ</text:span></text:p>
          </draw:text-box>
        </draw:frame>
        <draw:path draw:style-name="gr3" draw:text-style-name="P4" draw:layer="layout" svg:width="0.105cm" svg:height="0.106cm" svg:x="2.143cm" svg:y="2.328cm" svg:viewBox="0 0 106 107" svg:d="M106 54c0 7-1 14-4 20-2 6-6 12-11 17s-11 9-17 12c-7 2-13 4-20 4s-14-2-21-4c-6-3-12-7-17-12s-10-11-12-17c-3-6-4-13-4-20s1-14 4-22c2-6 7-12 12-17s11-8 17-11c7-3 14-4 21-4s13 1 20 4c6 3 12 6 17 11s9 11 11 17c3 8 4 15 4 22z">
          <text:p/>
        </draw:path>
        <draw:frame draw:style-name="gr2" draw:text-style-name="P3" draw:layer="layout" svg:width="2.121cm" svg:height="0.475cm" svg:x="1.826cm" svg:y="17.423cm">
          <draw:text-box>
            <text:p text:style-name="P1"><text:span text:style-name="T2">01/08/2025</text:span></text:p>
          </draw:text-box>
        </draw:frame>
        <draw:frame draw:style-name="gr2" draw:text-style-name="P3" draw:layer="layout" svg:width="8.849cm" svg:height="0.475cm" svg:x="2.532cm" svg:y="2.104cm">
          <draw:text-box>
            <text:p text:style-name="P1"><text:span text:style-name="T3">Pregunta</text:span><text:span text:style-name="T2">: ¿Qué hago si olvido mi contraseña?</text:span></text:p>
          </draw:text-box>
        </draw:frame>
        <draw:frame draw:style-name="gr2" draw:text-style-name="P3" draw:layer="layout" svg:width="16.474cm" svg:height="0.475cm" svg:x="2.532cm" svg:y="2.739cm">
          <draw:text-box>
            <text:p text:style-name="P1"><text:span text:style-name="T3">Respuesta:</text:span><text:span text:style-name="T2"> No hay problema. Ve al formulario de inicio de sesión, selecciona la opción</text:span></text:p>
          </draw:text-box>
        </draw:frame>
        <draw:path draw:style-name="gr3" draw:text-style-name="P4" draw:layer="layout" svg:width="0.105cm" svg:height="0.106cm" svg:x="2.143cm" svg:y="4.312cm" svg:viewBox="0 0 106 107" svg:d="M106 54c0 7-1 14-4 20-2 7-6 13-11 18s-11 8-17 11c-7 3-13 4-20 4s-14-1-21-4c-6-3-12-6-17-11s-10-11-12-18c-3-6-4-13-4-20s1-15 4-21c2-7 7-12 12-17s11-9 17-12c7-2 14-4 21-4s13 2 20 4c6 3 12 7 17 12s9 10 11 17c3 6 4 14 4 21z">
          <text:p/>
        </draw:path>
        <draw:frame draw:style-name="gr2" draw:text-style-name="P3" draw:layer="layout" svg:width="13.549cm" svg:height="0.475cm" svg:x="2.532cm" svg:y="3.374cm">
          <draw:text-box>
            <text:p text:style-name="P1"><text:span text:style-name="T2">"</text:span><text:span text:style-name="T3">Olvidaste tu contraseña</text:span><text:span text:style-name="T2">", y sigue las instrucciones para restablecerla.</text:span></text:p>
          </draw:text-box>
        </draw:frame>
        <draw:frame draw:style-name="gr2" draw:text-style-name="P3" draw:layer="layout" svg:width="13.25cm" svg:height="0.475cm" svg:x="2.532cm" svg:y="4.088cm">
          <draw:text-box>
            <text:p text:style-name="P1"><text:span text:style-name="T3">Pregunta</text:span><text:span text:style-name="T2">: ¿Puedo cambiar mis datos personales desde la aplicación?</text:span></text:p>
          </draw:text-box>
        </draw:frame>
        <draw:frame draw:style-name="gr2" draw:text-style-name="P3" draw:layer="layout" svg:width="16.399cm" svg:height="0.475cm" svg:x="2.532cm" svg:y="4.723cm">
          <draw:text-box>
            <text:p text:style-name="P1"><text:span text:style-name="T3">Respuesta:</text:span><text:span text:style-name="T2"> Sí, puedes hacerlo desde el perfil de usuario. Ve a la sección "</text:span><text:span text:style-name="T3">Perfil</text:span><text:span text:style-name="T2">" en el</text:span></text:p>
          </draw:text-box>
        </draw:frame>
        <draw:path draw:style-name="gr3" draw:text-style-name="P4" draw:layer="layout" svg:width="0.105cm" svg:height="0.106cm" svg:x="2.143cm" svg:y="6.27cm" svg:viewBox="0 0 106 107" svg:d="M106 53c0 7-1 14-4 20-2 7-6 13-11 18s-11 9-17 12c-7 3-13 4-20 4s-14-1-21-4c-6-3-12-7-17-12s-10-11-12-18c-3-6-4-13-4-20s1-14 4-20c2-7 7-12 12-17s11-9 17-12c7-3 14-4 21-4s13 1 20 4c6 3 12 7 17 12s9 10 11 17c3 6 4 13 4 20z">
          <text:p/>
        </draw:path>
        <draw:frame draw:style-name="gr2" draw:text-style-name="P3" draw:layer="layout" svg:width="9.108cm" svg:height="0.475cm" svg:x="2.532cm" svg:y="5.358cm">
          <draw:text-box>
            <text:p text:style-name="P1"><text:span text:style-name="T2">menú principal y modifica los campos deseados.</text:span></text:p>
          </draw:text-box>
        </draw:frame>
        <draw:frame draw:style-name="gr2" draw:text-style-name="P3" draw:layer="layout" svg:width="8.543cm" svg:height="0.475cm" svg:x="2.532cm" svg:y="6.046cm">
          <draw:text-box>
            <text:p text:style-name="P1"><text:span text:style-name="T3">Pregunta</text:span><text:span text:style-name="T2">: ¿Cómo puedo eliminar mi cuenta?</text:span></text:p>
          </draw:text-box>
        </draw:frame>
        <draw:frame draw:style-name="gr2" draw:text-style-name="P3" draw:layer="layout" svg:width="17cm" svg:height="0.475cm" svg:x="2.532cm" svg:y="6.681cm">
          <draw:text-box>
            <text:p text:style-name="P1"><text:span text:style-name="T3">Respuesta:</text:span><text:span text:style-name="T2"> Para eliminar tu cuenta, ve al perfil de usuario, selecciona la opción "</text:span><text:span text:style-name="T3">Eliminar</text:span></text:p>
          </draw:text-box>
        </draw:frame>
        <draw:path draw:style-name="gr3" draw:text-style-name="P4" draw:layer="layout" svg:width="0.105cm" svg:height="0.106cm" svg:x="2.143cm" svg:y="8.228cm" svg:viewBox="0 0 106 107" svg:d="M106 54c0 7-1 14-4 20-2 7-6 12-11 17s-11 9-17 12c-7 3-13 4-20 4s-14-1-21-4c-6-3-12-7-17-12s-10-10-12-17c-3-6-4-13-4-20s1-14 4-20c2-7 7-13 12-17 5-6 11-10 17-13 7-3 14-4 21-4s13 1 20 4c6 3 12 7 17 13 5 4 9 10 11 17 3 6 4 13 4 20z">
          <text:p/>
        </draw:path>
        <draw:frame draw:style-name="gr2" draw:text-style-name="P3" draw:layer="layout" svg:width="8.505cm" svg:height="0.475cm" svg:x="2.532cm" svg:y="7.316cm">
          <draw:text-box>
            <text:p text:style-name="P1"><text:span text:style-name="T3">cuenta</text:span><text:span text:style-name="T2">", y sigue las instrucciones detalladas.</text:span></text:p>
          </draw:text-box>
        </draw:frame>
        <draw:frame draw:style-name="gr2" draw:text-style-name="P3" draw:layer="layout" svg:width="13.956cm" svg:height="0.475cm" svg:x="2.532cm" svg:y="8.004cm">
          <draw:text-box>
            <text:p text:style-name="P1"><text:span text:style-name="T3">Pregunta</text:span><text:span text:style-name="T2">: ¿Puedo comparar productos directamente desde la aplicación?</text:span></text:p>
          </draw:text-box>
        </draw:frame>
        <draw:frame draw:style-name="gr2" draw:text-style-name="P3" draw:layer="layout" svg:width="16.921cm" svg:height="0.475cm" svg:x="2.532cm" svg:y="8.639cm">
          <draw:text-box>
            <text:p text:style-name="P1"><text:span text:style-name="T3">Respuesta:</text:span><text:span text:style-name="T2"> Sí, puedes hacerlo fácilmente. Mientras estás viendo un producto, selecciona</text:span></text:p>
          </draw:text-box>
        </draw:frame>
        <draw:frame draw:style-name="gr2" draw:text-style-name="P3" draw:layer="layout" svg:width="16.68cm" svg:height="0.475cm" svg:x="2.532cm" svg:y="9.274cm">
          <draw:text-box>
            <text:p text:style-name="P1"><text:span text:style-name="T2">la opción "</text:span><text:span text:style-name="T3">Comparar</text:span><text:span text:style-name="T2">" para agregarlo a una lista de comparación y ver cómo se compara</text:span></text:p>
          </draw:text-box>
        </draw:frame>
        <draw:path draw:style-name="gr3" draw:text-style-name="P4" draw:layer="layout" svg:width="0.105cm" svg:height="0.106cm" svg:x="2.143cm" svg:y="13.52cm" svg:viewBox="0 0 106 107" svg:d="M106 53c0 7-1 13-4 20-2 7-6 13-11 18s-11 9-17 12c-7 2-13 4-20 4s-14-2-21-4c-6-3-12-7-17-12s-10-11-12-18c-3-7-4-13-4-20s1-14 4-21c2-6 7-12 12-17s11-9 17-11c7-3 14-4 21-4s13 1 20 4c6 2 12 6 17 11s9 11 11 17c3 7 4 14 4 21z">
          <text:p/>
        </draw:path>
        <draw:frame draw:style-name="gr2" draw:text-style-name="P3" draw:layer="layout" svg:width="15.683cm" svg:height="0.475cm" svg:x="2.532cm" svg:y="9.909cm">
          <draw:text-box>
            <text:p text:style-name="P1"><text:span text:style-name="T2">con otros productos. Cuando tienes una lista completa haz click en </text:span><text:span text:style-name="T3">"FRUIT PUNχ"</text:span><text:span text:style-name="T2">.</text:span></text:p>
          </draw:text-box>
        </draw:frame>
        <draw:path draw:style-name="gr3" draw:text-style-name="P4" draw:layer="layout" svg:width="0.105cm" svg:height="0.106cm" svg:x="2.143cm" svg:y="14.234cm" svg:viewBox="0 0 106 107" svg:d="M106 53c0 7-1 14-4 20-2 7-6 12-11 17s-11 10-17 13c-7 3-13 4-20 4s-14-1-21-4c-6-3-12-8-17-13s-10-10-12-17c-3-6-4-13-4-20s1-14 4-20c2-7 7-12 12-17s11-9 17-12c7-3 14-4 21-4s13 1 20 4c6 3 12 7 17 12s9 10 11 17c3 6 4 13 4 20z">
          <text:p/>
        </draw:path>
        <draw:frame draw:style-name="gr2" draw:text-style-name="P3" draw:layer="layout" svg:width="7.36cm" svg:height="0.475cm" svg:x="2.532cm" svg:y="13.296cm">
          <draw:text-box>
            <text:p text:style-name="P1"><text:span text:style-name="T2">Correo electrónico: info@fruitpunχ.com</text:span></text:p>
          </draw:text-box>
        </draw:frame>
        <draw:path draw:style-name="gr6" draw:text-style-name="P7" draw:layer="layout" svg:width="7.929cm" svg:height="0.027cm" svg:x="4.014cm" svg:y="14.419cm" svg:viewBox="0 0 7930 28" svg:d="M6786 28h-5271v-28h5271zM6908 0h1022v28h-1022zM1255 28h-677v-28h677zM457 28h-457v-28h457z">
          <text:p/>
        </draw:path>
        <draw:frame draw:style-name="gr2" draw:text-style-name="P3" draw:layer="layout" svg:width="9.414cm" svg:height="0.475cm" svg:x="2.532cm" svg:y="14.01cm">
          <draw:text-box>
            <text:p text:style-name="P1"><text:span text:style-name="T2">Github: </text:span><text:span text:style-name="T8">https://github.com/bowserchris/food-pun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8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object-count="130"/>
    <meta:generator>LibreOffice/25.2.5.2$Linux_X86_64 LibreOffice_project/520$Build-2</meta:generator>
  </office:meta>
</office:document-meta>
</file>